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language-asian="ja" style:country-asian="JP" style:font-size-complex="15pt"/>
    </style:style>
    <style:style style:name="P3" style:family="paragraph" style:parent-style-name="Standard">
      <style:text-properties style:font-name="Arial" fo:font-size="16pt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8" style:family="paragraph" style:parent-style-name="Table_20_Contents">
      <style:text-properties fo:font-size="15pt" style:font-size-asian="15pt" style:font-size-complex="15pt"/>
    </style:style>
    <style:style style:name="P9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0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1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12" style:family="paragraph" style:parent-style-name="Standard">
      <style:text-properties fo:font-size="15pt" style:font-size-asian="15pt" style:font-size-complex="15pt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fo:color="#00cc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2"/>
      <text:p text:style-name="P1"/>
      <text:p text:style-name="P1">M-47</text:p>
      <text:p text:style-name="P4"/>
      <text:p text:style-name="P7">#23</text:p>
      <text:section text:style-name="Sect1" text:name="セクション22">
        <text:p text:style-name="P5">@@@</text:p>
        <text:p text:style-name="P1"><text:s/>7. Conclusions and outlook</text:p>
        <text:p text:style-name="P1"/>
        <text:p text:style-name="P1"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5"/>
        <text:p text:style-name="P7">#23.1</text:p>
        <text:p text:style-name="P1">Plasmas possess some important advantages over certain other (novel) technologies: (i) they can operate at room temperature using any source of <text:soft-page-break/>(renewable) electricity,</text:p>
        <text:p text:style-name="P1"/>
        <text:p text:style-name="P1"><text:s/>(ii) they have a large flexibility in 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/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5"/>
        <text:p text:style-name="P7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<text:soft-page-break/>step.</text:p>
        <text:p text:style-name="P1"/>
        <text:p text:style-name="P1"/>
        <text:p text:style-name="P5"/>
        <text:p text:style-name="P7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5"/>
        <text:p text:style-name="P7">#23.3.1</text:p>
        <text:p text:style-name="P1">Two main CO2 conversion strategies were discussed: (i) pure CO2 splitting 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7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5"/>
        <text:p text:style-name="P7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oft-page-break/><text:s/>On the contrary,</text:p>
        <text:p text:style-name="P1"/>
        <text:p text:style-name="P1"><text:s/>for both pure CO2 splitting and DRM,</text:p>
        <text:p text:style-name="P1"/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5"/>
        <text:p text:style-name="P7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/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7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7">#23.3.6</text:p>
        <text:p text:style-name="P1"><text:s/>For now,</text:p>
        <text:p text:style-name="P1"/>
        <text:p text:style-name="P1"><text:s/>however,</text:p>
        <text:p text:style-name="P1"/>
        <text:p text:style-name="P1"><text:soft-page-break/><text:s/>a lot of research in this area is still needed to #%<text:span text:style-name="T2">increase the selectivity</text:span> towards these valuable bulk chemicals 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7">#23.3.7</text:p>
        <text:p text:style-name="P1"/>
        <text:p text:style-name="P1">By all means,</text:p>
        <text:p text:style-name="P1"/>
        <text:p text:style-name="P1"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5"/>
        <text:p text:style-name="P7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5"/>
        <text:p text:style-name="P1"/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><text:soft-page-break/></text:p>
        <text:p text:style-name="P1"><text:s/>to further enhance the conversions and yields towards the desired value-added compounds,</text:p>
        <text:p text:style-name="P1"/>
        <text:p text:style-name="P5"/>
        <text:p text:style-name="P7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5"/>
        <text:p text:style-name="P7">#23.5</text:p>
        <text:p text:style-name="P1">Moreover,</text:p>
        <text:p text:style-name="P5"/>
        <text:p text:style-name="P1"><text:s/>some important discharge-specific research challenges can also be 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7">#23.5.1</text:p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5"/>
        <text:p text:style-name="P7">#23.5.2</text:p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<text:soft-page-break/>current state-of-the-art.</text:p>
        <text:p text:style-name="P1"/>
        <text:p text:style-name="P1"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7">#23.5.3</text:p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5"/>
        <text:p text:style-name="P7">#23.6</text:p>
        <text:p text:style-name="P1"><text:s/>Finally,</text:p>
        <text:p text:style-name="P1"/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2">direct oxidative production of oxygenates</text:span>,</text:p>
        <text:p text:style-name="P1"/>
        <text:p text:style-name="P1"><text:s/>as well as multi-reforming processes with a combination of gases (e.</text:p>
        <text:p text:style-name="P1"/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7">#23.6.1</text:p>
        <text:p text:style-name="P5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/>
        <text:p text:style-name="P7">#23.6.2</text:p>
        <text:p text:style-name="P5"/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%#<text:span text:style-name="T3">combinations with electrolysis</text:span>,</text:p>
        <text:p text:style-name="P1"/>
        <text:p text:style-name="P1"><text:s/>although even more challenging,</text:p>
        <text:p text:style-name="P1"/>
        <text:p text:style-name="P1"><text:s/>could also lead to synergetic effects.</text:p>
        <text:p text:style-name="P1"><text:soft-page-break/></text:p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age.</text:p>
        <text:p text:style-name="P1"/>
        <text:p text:style-name="P5"/>
        <text:p text:style-name="P7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7">#23.7.1</text:p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%#<text:span text:style-name="T3">producing a wide variety of value-added chemicals and fuels</text:span>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<text:soft-page-break/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5"/>
      <text:p text:style-name="P5"/>
      <text:p text:style-name="P7"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/>its objective is to enhance plasma reactions by adding a catalyst to the reaction cycle and vice versa.</text:p>
        <text:p text:style-name="P1"/>
        <text:p text:style-name="P5"/>
        <text:p text:style-name="P7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/>in order to selectively produce the desired liquid products.</text:p>
        <text:p text:style-name="P1"/>
        <text:p text:style-name="P5"/>
        <text:p text:style-name="P7">#24.2</text:p>
        <text:p text:style-name="P1"><text:s/>In this section,</text:p>
        <text:p text:style-name="P1"><text:soft-page-break/></text:p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/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><text:soft-page-break/></text:p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5"/>
        <text:p text:style-name="P7">#24.3</text:p>
        <text:p text:style-name="P1"><text:s/>Besides plasma-catalysis,</text:p>
        <text:p text:style-name="P1"/>
        <text:p text:style-name="P1"><text:s/>the #%<text:span text:style-name="T2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/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5"/>
        <text:p text:style-name="P7"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/>
        <text:p text:style-name="P1"><text:soft-page-break/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/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5"/>
        <text:p text:style-name="P7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2">has been performed for DBDs</text:span>.</text:p>
        <text:p text:style-name="P1"/>
        <text:p text:style-name="P1"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<text:soft-page-break/>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5"/>
        <text:p text:style-name="P7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/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/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oft-page-break/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5"/>
      <text:p text:style-name="P7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/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oft-page-break/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/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/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8"/>
          </table:table-cell>
          <table:table-cell table:style-name="表1.A1" office:value-type="string">
            <text:p text:style-name="P3">#%<text:span text:style-name="T1">Plasma-Driven Catalysis</text:span></text:p>
          </table:table-cell>
          <table:table-cell table:style-name="表1.A1" office:value-type="string">
            <text:p text:style-name="P8">keyword</text:p>
          </table:table-cell>
          <table:table-cell table:style-name="表1.D1" office:value-type="string">
            <text:p text:style-name="P9">青２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3">%%<text:span text:style-name="T2">flexibility to be scaled up and down</text:span></text:p>
          </table:table-cell>
          <table:table-cell table:style-name="表1.A2" office:value-type="string">
            <text:p text:style-name="P8">notice</text:p>
          </table:table-cell>
          <table:table-cell table:style-name="表1.D2" office:value-type="string">
            <text:p text:style-name="P9">緑４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8">location number</text:p>
          </table:table-cell>
          <table:table-cell table:style-name="表1.D2" office:value-type="string">
            <text:p text:style-name="P9">青２</text:p>
            <text:p text:style-name="P9">オレンジ色１</text:p>
          </table:table-cell>
        </table:table-row>
      </table:table>
      <text:p text:style-name="P1"><text:soft-page-break/></text:p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8">$1$2\n\n</text:p>
          </table:table-cell>
          <table:table-cell table:style-name="表2.D1" office:value-type="string">
            <text:p text:style-name="P9"/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8">$1$2\n\n</text:p>
          </table:table-cell>
          <table:table-cell table:style-name="表2.D2" office:value-type="string">
            <text:p text:style-name="P9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7-21T19:08:44.55</dc:date>
    <dc:creator>iwabuchi ken</dc:creator>
    <meta:editing-duration>PT16H43S</meta:editing-duration>
    <meta:editing-cycles>147</meta:editing-cycles>
    <meta:generator>OpenOffice/4.1.3$Win32 OpenOffice.org_project/413m1$Build-9783</meta:generator>
    <meta:document-statistic meta:table-count="2" meta:image-count="0" meta:object-count="0" meta:page-count="16" meta:paragraph-count="378" meta:word-count="3045" meta:character-count="19766"/>
  </office:meta>
</office:document-meta>
</file>